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application/binary" manifest:full-path="layout-cache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="0in" fo:border-left="none" fo:border-right="none" fo:border-top="none" fo:border-bottom="0.0071in solid #000000" style:shadow="none">
        <style:tab-stops>
          <style:tab-stop style:position="6.9244in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Footer">
      <style:paragraph-properties fo:text-align="start" style:justify-single-word="false" fo:padding="0in" fo:border-left="none" fo:border-right="none" fo:border-top="0.0071in solid #000000" fo:border-bottom="none" style:shadow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text-position="0% 100%" fo:font-style="italic" style:font-style-asian="italic" style:font-style-complex="italic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fo:background-color="#ffffff" style:background-transparency="100%" style:shadow="none" draw:ole-draw-aspect="1">
        <style:background-image/>
      </style:graphic-properties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B">Introduction</text:p>
      <text:p text:style-name="Paragraph">The class IP consists of every language <text:span text:style-name="T1">L</text:span> for which there exists a polynomial-time verifier which can be convinced, through a dialog with a computationally unbounded prover, to accept any member of <text:span text:style-name="T1">L</text:span> with overwhelming probability. <text:s/>The verifier always accepts any <text:span text:style-name="T1">x</text:span> ∈ <text:span text:style-name="T1">L</text:span> if the prover honestly follows the proof system's protocol. <text:s/>The argument is "convincing" because the protocol is designed such that the prover, despite having infinite computational power, has only a negligible chance of being able to give a false proof.</text:p>
      <text:p text:style-name="Paragraph">This paper summarizes the results of Adi Shamir's 1992 article which proves that IP and PSPACE are equivalent complexity classes. <text:s/>By providing a reduction which constructs an IP system for a PSPACE complete problem, Shamir demonstrates that PSPACE ⊆ IP. <text:s/>This means that any language accepted by a polynomial space turing machine can be accepted with high probability by a verifier in an IP system. <text:s/>With IP ⊆ PSPACE granted as an known containment, the conclusion is that IP = PSPACE.</text:p>
      <text:p text:style-name="Heading_20_B">Overview</text:p>
      <text:p text:style-name="Paragraph">The proof is a reduction from TQBF, the PSPACE complete problem of deciding the truth of a quantified boolean formula. <text:s/>Since any problem in PSPACE can be reduced to TQBF, this reduction proves that any PSPACE problem transitively reduces to IP, meaning that PSPACE is contained in IP.</text:p>
      <text:p text:style-name="Paragraph">TQBF is first rephrased as an arithmetic decision problem. <text:s/>The QBF is quickly transformed into an arithmetic expression whose value <text:span text:style-name="T1">A</text:span> is 0 iff the boolean formula is unsatisfiable. <text:s/>Although the magnitude of <text:span text:style-name="T1">A</text:span> is <draw:frame draw:style-name="fr1" draw:name="Object25" text:anchor-type="as-char" svg:width="0.5181in" svg:height="0.2346in" draw:z-index="3"><draw:object xlink:href="./Object 25" xlink:type="simple" xlink:show="embed" xlink:actuate="onLoad"/><draw:image xlink:href="./ObjectReplacements/Object 25" xlink:type="simple" xlink:show="embed" xlink:actuate="onLoad"/></draw:frame>, too large for a polynomial machine to compute, an unbounded prover can convince a verifier that the expression's evaluation is nonzero by reducing <text:span text:style-name="T1">A</text:span> modulo a polynomially long prime <text:span text:style-name="T1">p</text:span> such that <text:span text:style-name="T1">A</text:span> <text:span text:style-name="T2">≠</text:span> 0 (mod <text:span text:style-name="T1">p</text:span>).</text:p>
      <text:p text:style-name="Paragraph">The protocol then specifies a method of repeatedly shortening <text:span text:style-name="T1">A</text:span> to <text:span text:style-name="T1">A'</text:span> and recalculating the value of <text:span text:style-name="T1">A'</text:span> (mod <text:span text:style-name="T1">p</text:span>). <text:s/>On each step, the number of variables in <text:span text:style-name="T1">A'</text:span> decreases by one, and the verifier chooses a random number for the prover to use in its computation. <text:s/>The verifier's participation is what <text:soft-page-break/>keeps the prover honest, and the chance of catching a false proof expands with each iteration. <text:s/>At the end of the process, <text:span text:style-name="T1">A'</text:span> is a constant expression, and the verifier can easily check whether this value is correct.</text:p>
      <text:p text:style-name="Heading_20_B">QBF Arithmetization</text:p>
      <text:p text:style-name="Paragraph">TQBF is transformed into an arithmetic decision problem by expressing a quantified boolean formula <text:span text:style-name="T1">B</text:span> as an arithmetic expression <text:span text:style-name="T1">A</text:span> such that B is true if and only if <text:span text:style-name="T1">A</text:span> is nonzero. <text:s/>This is done using a simple replacement strategy, wherein each boolean variabl<text:span text:style-name="T2">e </text:span><text:span text:style-name="T2"><draw:frame draw:style-name="fr1" draw:name="Object1" text:anchor-type="as-char" svg:width="0.2028in" svg:height="0.2228in" draw:z-index="10"><draw:object xlink:href="./Object 1" xlink:type="simple" xlink:show="embed" xlink:actuate="onLoad"/><draw:image xlink:href="./ObjectReplacements/Object 1" xlink:type="simple" xlink:show="embed" xlink:actuate="onLoad"/></draw:frame></text:span><text:span text:style-name="T2"> is r</text:span>epresented by an integer<text:span text:style-name="T3"> </text:span><text:span text:style-name="T3"><draw:frame draw:style-name="fr1" draw:name="Object2" text:anchor-type="as-char" svg:width="0.1874in" svg:height="0.2236in" draw:z-index="11"><draw:object xlink:href="./Object 2" xlink:type="simple" xlink:show="embed" xlink:actuate="onLoad"/><draw:image xlink:href="./ObjectReplacements/Object 2" xlink:type="simple" xlink:show="embed" xlink:actuate="onLoad"/></draw:frame></text:span>, and a value of 0 or 1 for <draw:frame draw:style-name="fr1" draw:name="Object3" text:anchor-type="as-char" svg:width="0.1874in" svg:height="0.2236in" draw:z-index="12"><draw:object xlink:href="./Object 3" xlink:type="simple" xlink:show="embed" xlink:actuate="onLoad"/><draw:image xlink:href="./ObjectReplacements/Object 3" xlink:type="simple" xlink:show="embed" xlink:actuate="onLoad"/></draw:frame> is equivalent to a false or true assignment to <draw:frame draw:style-name="fr1" draw:name="Object56" text:anchor-type="as-char" svg:width="0.2028in" svg:height="0.2228in" draw:z-index="39"><draw:object xlink:href="./Object 56" xlink:type="simple" xlink:show="embed" xlink:actuate="onLoad"/><draw:image xlink:href="./ObjectReplacements/Object 56" xlink:type="simple" xlink:show="embed" xlink:actuate="onLoad"/></draw:frame>.</text:p>
      <text:p text:style-name="Paragraph">The variables in the formula are transformed by replacing <text:span text:style-name="T1">x</text:span><text:span text:style-name="T3">i</text:span> with<text:span text:style-name="T3"> </text:span><text:span text:style-name="T4">z</text:span><text:span text:style-name="T3">i</text:span>. <text:s/>A negated variable <draw:frame draw:style-name="fr2" draw:name="Object7" text:anchor-type="as-char" svg:width="0.2071in" svg:height="0.2236in" draw:z-index="0"><draw:object xlink:href="./Object 7" xlink:type="simple" xlink:show="embed" xlink:actuate="onLoad"/><draw:image xlink:href="./ObjectReplacements/Object 7" xlink:type="simple" xlink:show="embed" xlink:actuate="onLoad"/></draw:frame> is replaced with <draw:frame draw:style-name="fr1" draw:name="Object4" text:anchor-type="as-char" svg:width="0.4102in" svg:height="0.2236in" draw:z-index="31"><draw:object xlink:href="./Object 4" xlink:type="simple" xlink:show="embed" xlink:actuate="onLoad"/><draw:image xlink:href="./ObjectReplacements/Object 4" xlink:type="simple" xlink:show="embed" xlink:actuate="onLoad"/></draw:frame>, which evaluates to 0 if <draw:frame draw:style-name="fr1" draw:name="Object9" text:anchor-type="as-char" svg:width="0.2028in" svg:height="0.2228in" draw:z-index="1"><draw:object xlink:href="./Object 9" xlink:type="simple" xlink:show="embed" xlink:actuate="onLoad"/><draw:image xlink:href="./ObjectReplacements/Object 9" xlink:type="simple" xlink:show="embed" xlink:actuate="onLoad"/></draw:frame> is true, and to 1 if <draw:frame draw:style-name="fr1" draw:name="Object5" text:anchor-type="as-char" svg:width="0.2028in" svg:height="0.2228in" draw:z-index="30"><draw:object xlink:href="./Object 5" xlink:type="simple" xlink:show="embed" xlink:actuate="onLoad"/><draw:image xlink:href="./ObjectReplacements/Object 5" xlink:type="simple" xlink:show="embed" xlink:actuate="onLoad"/></draw:frame> is false.</text:p>
      <text:p text:style-name="Paragraph">Operators are replaced with arithmetic operations. <text:s/>The evaluation of the arithmetic form of <draw:frame draw:style-name="fr2" draw:name="Object12" text:anchor-type="as-char" svg:width="0.6335in" svg:height="0.2244in" draw:z-index="4"><draw:object xlink:href="./Object 12" xlink:type="simple" xlink:show="embed" xlink:actuate="onLoad"/><draw:image xlink:href="./ObjectReplacements/Object 12" xlink:type="simple" xlink:show="embed" xlink:actuate="onLoad"/></draw:frame> should be nonzero iff both <draw:frame draw:style-name="fr2" draw:name="Object13" text:anchor-type="as-char" svg:width="0.2252in" svg:height="0.2244in" draw:z-index="5"><draw:object xlink:href="./Object 13" xlink:type="simple" xlink:show="embed" xlink:actuate="onLoad"/><draw:image xlink:href="./ObjectReplacements/Object 13" xlink:type="simple" xlink:show="embed" xlink:actuate="onLoad"/></draw:frame> and <draw:frame draw:style-name="fr2" draw:name="Object6" text:anchor-type="as-char" svg:width="0.2252in" svg:height="0.2244in" draw:z-index="28"><draw:object xlink:href="./Object 6" xlink:type="simple" xlink:show="embed" xlink:actuate="onLoad"/><draw:image xlink:href="./ObjectReplacements/Object 6" xlink:type="simple" xlink:show="embed" xlink:actuate="onLoad"/></draw:frame> are true (if either <draw:frame draw:style-name="fr2" draw:name="Object15" text:anchor-type="as-char" svg:width="0.1311in" svg:height="0.2244in" draw:z-index="6"><draw:object xlink:href="./Object 15" xlink:type="simple" xlink:show="embed" xlink:actuate="onLoad"/><draw:image xlink:href="./ObjectReplacements/Object 15" xlink:type="simple" xlink:show="embed" xlink:actuate="onLoad"/></draw:frame> or <draw:frame draw:style-name="fr2" draw:name="Object16" text:anchor-type="as-char" svg:width="0.1335in" svg:height="0.2244in" draw:z-index="9"><draw:object xlink:href="./Object 16" xlink:type="simple" xlink:show="embed" xlink:actuate="onLoad"/><draw:image xlink:href="./ObjectReplacements/Object 16" xlink:type="simple" xlink:show="embed" xlink:actuate="onLoad"/></draw:frame> is 0, then the arithmetic expression should evaluate to 0). <text:s/>This behavior is achieved by replacing the boolean <draw:frame draw:style-name="fr2" draw:name="Object11" text:anchor-type="as-char" svg:width="0.2193in" svg:height="0.1984in" draw:z-index="2"><draw:object xlink:href="./Object 11" xlink:type="simple" xlink:show="embed" xlink:actuate="onLoad"/><draw:image xlink:href="./ObjectReplacements/Object 11" xlink:type="simple" xlink:show="embed" xlink:actuate="onLoad"/></draw:frame> operator with integer multiplication. <text:s/>Likewise, <draw:frame draw:style-name="fr2" draw:name="Object17" text:anchor-type="as-char" svg:width="0.2193in" svg:height="0.1984in" draw:z-index="7"><draw:object xlink:href="./Object 17" xlink:type="simple" xlink:show="embed" xlink:actuate="onLoad"/><draw:image xlink:href="./ObjectReplacements/Object 17" xlink:type="simple" xlink:show="embed" xlink:actuate="onLoad"/></draw:frame> is replaced with integer addition, so that the arithmetization of <draw:frame draw:style-name="fr2" draw:name="Object18" text:anchor-type="as-char" svg:width="0.6339in" svg:height="0.2244in" draw:z-index="8"><draw:object xlink:href="./Object 18" xlink:type="simple" xlink:show="embed" xlink:actuate="onLoad"/><draw:image xlink:href="./ObjectReplacements/Object 18" xlink:type="simple" xlink:show="embed" xlink:actuate="onLoad"/></draw:frame> is nonzero iff either <draw:frame draw:style-name="fr2" draw:name="Object8" text:anchor-type="as-char" svg:width="0.1311in" svg:height="0.2244in" draw:z-index="15"><draw:object xlink:href="./Object 8" xlink:type="simple" xlink:show="embed" xlink:actuate="onLoad"/><draw:image xlink:href="./ObjectReplacements/Object 8" xlink:type="simple" xlink:show="embed" xlink:actuate="onLoad"/></draw:frame> or <draw:frame draw:style-name="fr2" draw:name="Object10" text:anchor-type="as-char" svg:width="0.1335in" svg:height="0.2244in" draw:z-index="16"><draw:object xlink:href="./Object 10" xlink:type="simple" xlink:show="embed" xlink:actuate="onLoad"/><draw:image xlink:href="./ObjectReplacements/Object 10" xlink:type="simple" xlink:show="embed" xlink:actuate="onLoad"/></draw:frame> is nonzero.</text:p>
      <text:p text:style-name="Paragraph">Quantifiers are similarly equated to multiplication and addition. <text:s/>A universal quantifier <draw:frame draw:style-name="fr2" draw:name="Object14" text:anchor-type="as-char" svg:width="0.2953in" svg:height="0.2236in" draw:z-index="17"><draw:object xlink:href="./Object 14" xlink:type="simple" xlink:show="embed" xlink:actuate="onLoad"/><draw:image xlink:href="./ObjectReplacements/Object 14" xlink:type="simple" xlink:show="embed" xlink:actuate="onLoad"/></draw:frame> is represented by <draw:frame draw:style-name="fr2" draw:name="Object19" text:anchor-type="as-char" svg:width="0.5984in" svg:height="0.2839in" draw:z-index="18"><draw:object xlink:href="./Object 19" xlink:type="simple" xlink:show="embed" xlink:actuate="onLoad"/><draw:image xlink:href="./ObjectReplacements/Object 19" xlink:type="simple" xlink:show="embed" xlink:actuate="onLoad"/></draw:frame> so that a nonzero result requires the subexpression to be nonzero for both possible assignments to <draw:frame draw:style-name="fr2" draw:name="Object22" text:anchor-type="as-char" svg:width="0.1244in" svg:height="0.2236in" draw:z-index="25"><draw:object xlink:href="./Object 22" xlink:type="simple" xlink:show="embed" xlink:actuate="onLoad"/><draw:image xlink:href="./ObjectReplacements/Object 22" xlink:type="simple" xlink:show="embed" xlink:actuate="onLoad"/></draw:frame>. <text:s/>An existential quantifier <draw:frame draw:style-name="fr2" draw:name="Object20" text:anchor-type="as-char" svg:width="0.2453in" svg:height="0.2236in" draw:z-index="19"><draw:object xlink:href="./Object 20" xlink:type="simple" xlink:show="embed" xlink:actuate="onLoad"/><draw:image xlink:href="./ObjectReplacements/Object 20" xlink:type="simple" xlink:show="embed" xlink:actuate="onLoad"/></draw:frame> is represented by <draw:frame draw:style-name="fr2" draw:name="Object21" text:anchor-type="as-char" svg:width="0.5752in" svg:height="0.2819in" draw:z-index="20"><draw:object xlink:href="./Object 21" xlink:type="simple" xlink:show="embed" xlink:actuate="onLoad"/><draw:image xlink:href="./ObjectReplacements/Object 21" xlink:type="simple" xlink:show="embed" xlink:actuate="onLoad"/></draw:frame>, so a nonzero evaluation for either <draw:frame draw:style-name="fr2" draw:name="Object23" text:anchor-type="as-char" svg:width="0.1244in" svg:height="0.2236in" draw:z-index="22"><draw:object xlink:href="./Object 23" xlink:type="simple" xlink:show="embed" xlink:actuate="onLoad"/><draw:image xlink:href="./ObjectReplacements/Object 23" xlink:type="simple" xlink:show="embed" xlink:actuate="onLoad"/></draw:frame> = true or <draw:frame draw:style-name="fr2" draw:name="Object24" text:anchor-type="as-char" svg:width="0.1244in" svg:height="0.2236in" draw:z-index="23"><draw:object xlink:href="./Object 24" xlink:type="simple" xlink:show="embed" xlink:actuate="onLoad"/><draw:image xlink:href="./ObjectReplacements/Object 24" xlink:type="simple" xlink:show="embed" xlink:actuate="onLoad"/></draw:frame> = false is sufficient to yield a nonzero evaluation.</text:p>
      <text:p text:style-name="Paragraph">Since the structure of this arithmetization is recursive, its correctness can be proved inductively.</text:p>
      <text:p text:style-name="Paragraph">The benefit of giving TQBF this structure is that the arithmetic form can be evaluated to some constant. <text:s/>Once an all-powerful prover calculates this number, it can convince the verifier that it is nonzero.</text:p>
      <text:p text:style-name="Heading_20_B"><text:soft-page-break/>Magnitude of Arithmetic Form</text:p>
      <text:p text:style-name="Paragraph">In order to show that there exists a polynomially long prime <text:span text:style-name="T1">p</text:span><text:span text:style-name="T2"> which is not a factor of </text:span><text:span text:style-name="T1">A</text:span><text:span text:style-name="T2">, the evaluation of an arithmetized QBF </text:span><text:span text:style-name="T1">B</text:span><text:span text:style-name="T2">, it is first necessary to bound the size of </text:span><text:span text:style-name="T1">A</text:span><text:span text:style-name="T2">. <text:s/>This is done by recursively examining subexpressions </text:span><text:span text:style-name="T1">B'</text:span><text:span text:style-name="T2"> of </text:span><text:span text:style-name="T1">B</text:span><text:span text:style-name="T2">, and considering their maximum value </text:span><text:span text:style-name="T1">v</text:span><text:span text:style-name="T2">(</text:span><text:span text:style-name="T1">B'</text:span><text:span text:style-name="T2">) over any unquantified variables. <text:s/>If B' is fully quantified, v(B') is equal to the evaluation of its arithmetic form. <text:s/>For open variables, the value of </text:span><text:span text:style-name="T1">v</text:span><text:span text:style-name="T2">(</text:span><text:span text:style-name="T1">B'</text:span><text:span text:style-name="T2">) is, as determined by the arithmetization process:</text:span></text:p>
      <text:p text:style-name="Tabular"><text:tab/><draw:frame draw:style-name="fr2" draw:name="Object28" text:anchor-type="as-char" svg:width="0.1626in" svg:height="0.2008in" draw:z-index="40"><draw:object xlink:href="./Object 28" xlink:type="simple" xlink:show="embed" xlink:actuate="onLoad"/><draw:image xlink:href="./ObjectReplacements/Object 28" xlink:type="simple" xlink:show="embed" xlink:actuate="onLoad"/></draw:frame><text:span text:style-name="T2"><text:tab/>if </text:span><text:span text:style-name="T2"><draw:frame draw:style-name="fr2" draw:name="Object30" text:anchor-type="as-char" svg:width="0.2484in" svg:height="0.1984in" draw:z-index="41"><draw:object xlink:href="./Object 30" xlink:type="simple" xlink:show="embed" xlink:actuate="onLoad"/><draw:image xlink:href="./ObjectReplacements/Object 30" xlink:type="simple" xlink:show="embed" xlink:actuate="onLoad"/></draw:frame></text:span><text:span text:style-name="T2"> is </text:span><text:span text:style-name="T2"><draw:frame draw:style-name="fr1" draw:name="Object26" text:anchor-type="as-char" svg:width="0.2028in" svg:height="0.2228in" draw:z-index="42"><draw:object xlink:href="./Object 26" xlink:type="simple" xlink:show="embed" xlink:actuate="onLoad"/><draw:image xlink:href="./ObjectReplacements/Object 26" xlink:type="simple" xlink:show="embed" xlink:actuate="onLoad"/></draw:frame></text:span><text:span text:style-name="T2"> or </text:span><text:span text:style-name="T2"><draw:frame draw:style-name="fr1" draw:name="Object27" text:anchor-type="as-char" svg:width="0.2071in" svg:height="0.2236in" draw:z-index="43"><draw:object xlink:href="./Object 27" xlink:type="simple" xlink:show="embed" xlink:actuate="onLoad"/><draw:image xlink:href="./ObjectReplacements/Object 27" xlink:type="simple" xlink:show="embed" xlink:actuate="onLoad"/></draw:frame></text:span><text:span text:style-name="T2"><text:line-break/><text:tab/></text:span><text:span text:style-name="T2"><draw:frame draw:style-name="fr2" draw:name="Object29" text:anchor-type="as-char" svg:width="1.2134in" svg:height="0.1984in" draw:z-index="44"><draw:object xlink:href="./Object 29" xlink:type="simple" xlink:show="embed" xlink:actuate="onLoad"/><draw:image xlink:href="./ObjectReplacements/Object 29" xlink:type="simple" xlink:show="embed" xlink:actuate="onLoad"/></draw:frame></text:span><text:span text:style-name="T2"><text:tab/>if </text:span><text:span text:style-name="T2"><draw:frame draw:style-name="fr2" draw:name="Object31" text:anchor-type="as-char" svg:width="0.2484in" svg:height="0.1984in" draw:z-index="45"><draw:object xlink:href="./Object 31" xlink:type="simple" xlink:show="embed" xlink:actuate="onLoad"/><draw:image xlink:href="./ObjectReplacements/Object 31" xlink:type="simple" xlink:show="embed" xlink:actuate="onLoad"/></draw:frame></text:span><text:span text:style-name="T2"> is </text:span><text:span text:style-name="T2"><draw:frame draw:style-name="fr2" draw:name="Object32" text:anchor-type="as-char" svg:width="0.7654in" svg:height="0.1984in" draw:z-index="46"><draw:object xlink:href="./Object 32" xlink:type="simple" xlink:show="embed" xlink:actuate="onLoad"/><draw:image xlink:href="./ObjectReplacements/Object 32" xlink:type="simple" xlink:show="embed" xlink:actuate="onLoad"/></draw:frame></text:span><text:span text:style-name="T2"><text:line-break/><text:tab/></text:span><text:span text:style-name="T2"><draw:frame draw:style-name="fr2" draw:name="Object33" text:anchor-type="as-char" svg:width="1.1272in" svg:height="0.1984in" draw:z-index="47"><draw:object xlink:href="./Object 33" xlink:type="simple" xlink:show="embed" xlink:actuate="onLoad"/><draw:image xlink:href="./ObjectReplacements/Object 33" xlink:type="simple" xlink:show="embed" xlink:actuate="onLoad"/></draw:frame></text:span><text:span text:style-name="T2"><text:tab/>if </text:span><text:span text:style-name="T2"><draw:frame draw:style-name="fr2" draw:name="Object34" text:anchor-type="as-char" svg:width="0.2484in" svg:height="0.1984in" draw:z-index="48"><draw:object xlink:href="./Object 34" xlink:type="simple" xlink:show="embed" xlink:actuate="onLoad"/><draw:image xlink:href="./ObjectReplacements/Object 34" xlink:type="simple" xlink:show="embed" xlink:actuate="onLoad"/></draw:frame></text:span><text:span text:style-name="T2"> is </text:span><text:span text:style-name="T2"><draw:frame draw:style-name="fr2" draw:name="Object35" text:anchor-type="as-char" svg:width="0.7654in" svg:height="0.1984in" draw:z-index="49"><draw:object xlink:href="./Object 35" xlink:type="simple" xlink:show="embed" xlink:actuate="onLoad"/><draw:image xlink:href="./ObjectReplacements/Object 35" xlink:type="simple" xlink:show="embed" xlink:actuate="onLoad"/></draw:frame></text:span><text:span text:style-name="T2"><text:line-break/><text:tab/></text:span><text:span text:style-name="T2"><draw:frame draw:style-name="fr2" draw:name="Object36" text:anchor-type="as-char" svg:width="0.6362in" svg:height="0.2008in" draw:z-index="50"><draw:object xlink:href="./Object 36" xlink:type="simple" xlink:show="embed" xlink:actuate="onLoad"/><draw:image xlink:href="./ObjectReplacements/Object 36" xlink:type="simple" xlink:show="embed" xlink:actuate="onLoad"/></draw:frame></text:span><text:span text:style-name="T2"><text:tab/>if </text:span><text:span text:style-name="T2"><draw:frame draw:style-name="fr2" draw:name="Object37" text:anchor-type="as-char" svg:width="0.2484in" svg:height="0.1984in" draw:z-index="51"><draw:object xlink:href="./Object 37" xlink:type="simple" xlink:show="embed" xlink:actuate="onLoad"/><draw:image xlink:href="./ObjectReplacements/Object 37" xlink:type="simple" xlink:show="embed" xlink:actuate="onLoad"/></draw:frame></text:span><text:span text:style-name="T2"> is </text:span><text:span text:style-name="T2"><draw:frame draw:style-name="fr2" draw:name="Object38" text:anchor-type="as-char" svg:width="0.5783in" svg:height="0.2236in" draw:z-index="52"><draw:object xlink:href="./Object 38" xlink:type="simple" xlink:show="embed" xlink:actuate="onLoad"/><draw:image xlink:href="./ObjectReplacements/Object 38" xlink:type="simple" xlink:show="embed" xlink:actuate="onLoad"/></draw:frame></text:span><text:span text:style-name="T2"><text:line-break/><text:tab/></text:span><text:span text:style-name="T2"><draw:frame draw:style-name="fr2" draw:name="Object39" text:anchor-type="as-char" svg:width="0.5937in" svg:height="0.2201in" draw:z-index="53"><draw:object xlink:href="./Object 39" xlink:type="simple" xlink:show="embed" xlink:actuate="onLoad"/><draw:image xlink:href="./ObjectReplacements/Object 39" xlink:type="simple" xlink:show="embed" xlink:actuate="onLoad"/></draw:frame></text:span><text:span text:style-name="T2"><text:tab/>if </text:span><text:span text:style-name="T2"><draw:frame draw:style-name="fr2" draw:name="Object40" text:anchor-type="as-char" svg:width="0.2484in" svg:height="0.1984in" draw:z-index="54"><draw:object xlink:href="./Object 40" xlink:type="simple" xlink:show="embed" xlink:actuate="onLoad"/><draw:image xlink:href="./ObjectReplacements/Object 40" xlink:type="simple" xlink:show="embed" xlink:actuate="onLoad"/></draw:frame></text:span><text:span text:style-name="T2"> is </text:span><text:span text:style-name="T2"><draw:frame draw:style-name="fr2" draw:name="Object41" text:anchor-type="as-char" svg:width="0.6283in" svg:height="0.2236in" draw:z-index="55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aragraph"><text:span text:style-name="T2">At worst, the value is squared by universal quantifiers. <text:s/>Successive squaring over </text:span><text:span text:style-name="T1">n</text:span><text:span text:style-name="T2"> nested subexpressions gives v</text:span><text:span text:style-name="T1">(B</text:span><text:span text:style-name="T2">) = </text:span><text:span text:style-name="T1">A</text:span><text:span text:style-name="T2"> an upper bound of </text:span><text:span text:style-name="T2"><draw:frame draw:style-name="fr1" draw:name="Object42" text:anchor-type="as-char" svg:width="0.5181in" svg:height="0.2346in" draw:z-index="32"><draw:object xlink:href="./Object 42" xlink:type="simple" xlink:show="embed" xlink:actuate="onLoad"/><draw:image xlink:href="./ObjectReplacements/Object 42" xlink:type="simple" xlink:show="embed" xlink:actuate="onLoad"/></draw:frame></text:span><text:span text:style-name="T2">. <text:s/>Under this constaint, it can be proven that there exists a polynomial length </text:span><text:span text:style-name="T1">p</text:span><text:span text:style-name="T2"> such that </text:span><text:span text:style-name="T1">A</text:span><text:span text:style-name="T2"> ≠ 0 (mod </text:span><text:span text:style-name="T1">p</text:span><text:span text:style-name="T2">) iff </text:span><text:span text:style-name="T1">A</text:span><text:span text:style-name="T2"> is nonzero, which can be given by the prover to a polynomial time verifier.</text:span></text:p>
      <text:p text:style-name="Heading_20_B"><text:span text:style-name="T2">The Interactive Proof</text:span></text:p>
      <text:p text:style-name="Paragraph"><text:span text:style-name="T2">The protocol for the interactive proof, for an arithmetized QBF </text:span><text:span text:style-name="T1">A</text:span><text:span text:style-name="T2">, begins with the prover sending </text:span><text:span text:style-name="T1">a</text:span><text:span text:style-name="T2"> = </text:span><text:span text:style-name="T1">A</text:span><text:span text:style-name="T2"> (mod </text:span><text:span text:style-name="T1">p</text:span><text:span text:style-name="T2">). <text:s/>The prover then converts </text:span><text:span text:style-name="T1">A</text:span><text:span text:style-name="T2"> into a </text:span><text:span text:style-name="T1">functional form</text:span><text:span text:style-name="T2"> by removing the first </text:span><text:span text:style-name="T2"><draw:frame draw:style-name="fr2" draw:name="Object43" text:anchor-type="as-char" svg:width="0.5752in" svg:height="0.2819in" draw:z-index="14"><draw:object xlink:href="./Object 43" xlink:type="simple" xlink:show="embed" xlink:actuate="onLoad"/><draw:image xlink:href="./ObjectReplacements/Object 43" xlink:type="simple" xlink:show="embed" xlink:actuate="onLoad"/></draw:frame></text:span><text:span text:style-name="T2"> or </text:span><text:span text:style-name="T2"><draw:frame draw:style-name="fr2" draw:name="Object44" text:anchor-type="as-char" svg:width="0.5984in" svg:height="0.2839in" draw:z-index="21"><draw:object xlink:href="./Object 44" xlink:type="simple" xlink:show="embed" xlink:actuate="onLoad"/><draw:image xlink:href="./ObjectReplacements/Object 44" xlink:type="simple" xlink:show="embed" xlink:actuate="onLoad"/></draw:frame></text:span><text:span text:style-name="T2"> and <text:s/>creating a polynomial function </text:span><text:span text:style-name="T2"><draw:frame draw:style-name="fr2" draw:name="Object49" text:anchor-type="as-char" svg:width="0.3402in" svg:height="0.2236in" draw:z-index="24"><draw:object xlink:href="./Object 49" xlink:type="simple" xlink:show="embed" xlink:actuate="onLoad"/><draw:image xlink:href="./ObjectReplacements/Object 49" xlink:type="simple" xlink:show="embed" xlink:actuate="onLoad"/></draw:frame></text:span><text:span text:style-name="T2">. <text:s/>The infinitely powerful prover can simplify this polynomial and send it to the verifier, making the assertion:</text:span></text:p>
      <text:p text:style-name="Tabular"><text:tab/><draw:frame draw:style-name="fr2" draw:name="Object47" text:anchor-type="as-char" svg:width="0.9917in" svg:height="0.2008in" draw:z-index="26"><draw:object xlink:href="./Object 47" xlink:type="simple" xlink:show="embed" xlink:actuate="onLoad"/><draw:image xlink:href="./ObjectReplacements/Object 47" xlink:type="simple" xlink:show="embed" xlink:actuate="onLoad"/></draw:frame><text:tab/><text:span text:style-name="T2">if a </text:span><text:span text:style-name="T2"><draw:frame draw:style-name="fr2" draw:name="Object45" text:anchor-type="as-char" svg:width="0.2228in" svg:height="0.228in" draw:z-index="27"><draw:object xlink:href="./Object 45" xlink:type="simple" xlink:show="embed" xlink:actuate="onLoad"/><draw:image xlink:href="./ObjectReplacements/Object 45" xlink:type="simple" xlink:show="embed" xlink:actuate="onLoad"/></draw:frame></text:span><text:span text:style-name="T2"> symbol was removed, or<text:line-break/><text:tab/></text:span><text:span text:style-name="T2"><draw:frame draw:style-name="fr2" draw:name="Object46" text:anchor-type="as-char" svg:width="0.9063in" svg:height="0.2008in" draw:z-index="29"><draw:object xlink:href="./Object 46" xlink:type="simple" xlink:show="embed" xlink:actuate="onLoad"/><draw:image xlink:href="./ObjectReplacements/Object 46" xlink:type="simple" xlink:show="embed" xlink:actuate="onLoad"/></draw:frame></text:span><text:span text:style-name="T2"><text:tab/>if a </text:span><text:span text:style-name="T2"><draw:frame draw:style-name="fr2" draw:name="Object48" text:anchor-type="as-char" svg:width="0.2465in" svg:height="0.228in" draw:z-index="33"><draw:object xlink:href="./Object 48" xlink:type="simple" xlink:show="embed" xlink:actuate="onLoad"/><draw:image xlink:href="./ObjectReplacements/Object 48" xlink:type="simple" xlink:show="embed" xlink:actuate="onLoad"/></draw:frame></text:span><text:span text:style-name="T2"> symbol was removed.</text:span></text:p>
      <text:p text:style-name="Paragraph"><text:span text:style-name="T2">After the verifier checks this, it picks a random prime value </text:span><text:span text:style-name="T1">r</text:span><text:span text:style-name="T2"> for </text:span><text:span text:style-name="T2"><draw:frame draw:style-name="fr2" draw:name="Object51" text:anchor-type="as-char" svg:width="0.1091in" svg:height="0.2236in" draw:z-index="34"><draw:object xlink:href="./Object 51" xlink:type="simple" xlink:show="embed" xlink:actuate="onLoad"/><draw:image xlink:href="./ObjectReplacements/Object 51" xlink:type="simple" xlink:show="embed" xlink:actuate="onLoad"/></draw:frame></text:span><text:span text:style-name="T2">, sends it to the prover, and replaces the value of </text:span><text:span text:style-name="T1">a</text:span><text:span text:style-name="T2"> with </text:span><text:span text:style-name="T2"><draw:frame draw:style-name="fr2" draw:name="Object52" text:anchor-type="as-char" svg:width="0.3063in" svg:height="0.1984in" draw:z-index="35"><draw:object xlink:href="./Object 52" xlink:type="simple" xlink:show="embed" xlink:actuate="onLoad"/><draw:image xlink:href="./ObjectReplacements/Object 52" xlink:type="simple" xlink:show="embed" xlink:actuate="onLoad"/></draw:frame></text:span><text:span text:style-name="T2"> (mod </text:span><text:span text:style-name="T1">p</text:span><text:span text:style-name="T2">). <text:s/>This process is repeated, while preserving the invariant that </text:span><text:span text:style-name="T1">a</text:span><text:span text:style-name="T2"> = </text:span><text:span text:style-name="T1">A</text:span><text:span text:style-name="T2"> (mod </text:span><text:span text:style-name="T1">p</text:span><text:span text:style-name="T2">). <text:s/>Each iteration removes one variable from A. <text:s/>When A is simplified to a constant expression, the verifier can verify that </text:span><text:span text:style-name="T1">A</text:span><text:span text:style-name="T2"> = </text:span><text:span text:style-name="T1">a</text:span><text:span text:style-name="T2">.</text:span></text:p>
      <text:p text:style-name="Paragraph"><text:soft-page-break/><text:span text:style-name="T2">If </text:span><text:span text:style-name="T1">B</text:span><text:span text:style-name="T2"> is false, a malicious prover must chose an incorrect </text:span><text:span text:style-name="T1">a</text:span><text:span text:style-name="T2"> accompanied by an incorrect </text:span><text:span text:style-name="T2"><draw:frame draw:style-name="fr2" draw:name="Object53" text:anchor-type="as-char" svg:width="0.3402in" svg:height="0.2236in" draw:z-index="36"><draw:object xlink:href="./Object 53" xlink:type="simple" xlink:show="embed" xlink:actuate="onLoad"/><draw:image xlink:href="./ObjectReplacements/Object 53" xlink:type="simple" xlink:show="embed" xlink:actuate="onLoad"/></draw:frame></text:span><text:span text:style-name="T2">. <text:s/>Allowing the verifier to pick a random </text:span><text:span text:style-name="T1">r</text:span><text:span text:style-name="T2"> at each step is very likely to reveal the prover's dishonesty, because if the given function was incorrect, the probability that the resulting </text:span><text:span text:style-name="T2"><draw:frame draw:style-name="fr2" draw:name="Object54" text:anchor-type="as-char" svg:width="0.3063in" svg:height="0.1984in" draw:z-index="37"><draw:object xlink:href="./Object 54" xlink:type="simple" xlink:show="embed" xlink:actuate="onLoad"/><draw:image xlink:href="./ObjectReplacements/Object 54" xlink:type="simple" xlink:show="embed" xlink:actuate="onLoad"/></draw:frame></text:span><text:span text:style-name="T2"> is equal to </text:span><text:span text:style-name="T1">A</text:span><text:span text:style-name="T2"> (mod </text:span><text:span text:style-name="T1">p</text:span><text:span text:style-name="T2">) on every iteration is low. <text:s/>This probability is reduced a rate which is exponential to the number of iterations.</text:span></text:p>
      <text:p text:style-name="Heading_20_B">Simple QBF Form</text:p>
      <text:p text:style-name="Paragraph">One technical note regarding the polynomial functional form <draw:frame draw:style-name="fr2" draw:name="Object50" text:anchor-type="as-char" svg:width="0.3402in" svg:height="0.2236in" draw:z-index="13"><draw:object xlink:href="./Object 50" xlink:type="simple" xlink:show="embed" xlink:actuate="onLoad"/><draw:image xlink:href="./ObjectReplacements/Object 50" xlink:type="simple" xlink:show="embed" xlink:actuate="onLoad"/></draw:frame> is that its degree can grow exponentially with the number of variables in <text:span text:style-name="T1">B</text:span>, and this cannot be handled by a polynomially bound verifier. <text:s/>To handle this, Shamir defines a <text:span text:style-name="T1">simple</text:span><text:span text:style-name="T2"> QBF, a form in which each variable is separated from its point of quantification by at most one universal quantifer. <text:s/>This bounds the degree of </text:span><text:span text:style-name="T2"><draw:frame draw:style-name="fr2" draw:name="Object55" text:anchor-type="as-char" svg:width="0.3402in" svg:height="0.2236in" draw:z-index="38"><draw:object xlink:href="./Object 55" xlink:type="simple" xlink:show="embed" xlink:actuate="onLoad"/><draw:image xlink:href="./ObjectReplacements/Object 55" xlink:type="simple" xlink:show="embed" xlink:actuate="onLoad"/></draw:frame></text:span><text:span text:style-name="T2"> because the only operator that can increase this degree is multiplication, which replaces a universal quantifier in the arithmetization process. <text:s/>The simple form ensures that this cannot occur more than once.</text:span></text:p>
      <text:p text:style-name="Paragraph"><text:span text:style-name="T2">Although this appears to be a restrictive form, it can be shown that simple QBFs are sufficient for this proof. <text:s/>Any QBF of size </text:span><text:span text:style-name="T1">n</text:span><text:span text:style-name="T2"> can be converted to a simple QBF whose size is polynomial in </text:span><text:span text:style-name="T1">n</text:span><text:span text:style-name="T2">, and deciding the truth of a simple QBF is also PSPACE complete.</text:span></text:p>
      <text:p text:style-name="Heading_20_B">Conclusion</text:p>
      <text:p text:style-name="Paragraph">The interactive proof system constructed in this paper provides a protocol by which a prover can convince a polynomially time bound verifier that a quantified boolean formula is true. <text:s/>An honest prover can always convince the verifier, and a dishonest prover can convince the verifier only with negligible probability. <text:s/>TQBF is PSPACE complete, so any problem in PSPACE can be verified by a polynomial time machine in an interactive proof. <text:s/>Since IP ⊆ PSPACE is known, the containment of PSPACE in IP proves that these classes are identic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aragraph" style:family="paragraph" style:parent-style-name="Standard">
      <style:paragraph-properties fo:margin-left="0in" fo:margin-right="0in" fo:line-height="0.3in" fo:text-align="justify" style:justify-single-word="false" fo:orphans="3" fo:widows="3" fo:text-indent="0.5in" style:auto-text-indent="false" fo:background-color="transparent" style:shadow="none">
        <style:background-image/>
      </style:paragraph-properties>
    </style:style>
    <style:style style:name="Heading_20_A" style:display-name="Heading A" style:family="paragraph" style:parent-style-name="Standard">
      <style:paragraph-properties fo:margin-left="0in" fo:margin-right="0in" fo:margin-top="0.2in" fo:margin-bottom="0in" fo:line-height="200%" fo:text-align="center" style:justify-single-word="false" fo:orphans="2" fo:widows="2" fo:text-indent="0in" style:auto-text-indent="false" fo:background-color="#cccccc" fo:padding-left="0.1in" fo:padding-right="0.1in" fo:padding-top="0.0402in" fo:padding-bottom="0.0402in" fo:border-left="none" fo:border-right="none" fo:border-top="0.0008in solid #333333" fo:border-bottom="0.0008in solid #333333" style:shadow="none" fo:keep-with-next="always">
        <style:drop-cap/>
        <style:background-image/>
      </style:paragraph-properties>
      <style:text-properties style:font-name="Nimbus Sans L" fo:font-size="14pt" fo:font-weight="bold" style:font-size-asian="14pt" style:font-weight-asian="bold" style:font-size-complex="14pt" style:font-weight-complex="bold"/>
    </style:style>
    <style:style style:name="Heading_20_B" style:display-name="Heading B" style:family="paragraph" style:parent-style-name="Paragraph">
      <style:paragraph-properties fo:margin-left="0in" fo:margin-right="0in" fo:margin-top="0.4in" fo:margin-bottom="0.2in" fo:text-indent="0in" style:auto-text-indent="false" fo:keep-with-next="always"/>
      <style:text-properties style:font-name="Nimbus Sans L" fo:font-weight="bold" style:font-weight-asian="bold" style:font-weight-complex="bold"/>
    </style:style>
    <style:style style:name="Tabular" style:family="paragraph" style:parent-style-name="Paragraph">
      <style:paragraph-properties fo:margin-left="0in" fo:margin-right="0in" fo:margin-top="0.1in" fo:margin-bottom="0.1in" fo:line-height="0.2598in" fo:text-align="start" style:justify-single-word="false" fo:text-indent="0in" style:auto-text-indent="false">
        <style:tab-stops>
          <style:tab-stop style:position="0.9898in"/>
          <style:tab-stop style:position="2.5in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Standard">
      <style:paragraph-properties fo:text-align="start" style:justify-single-word="false" fo:padding="0in" fo:border-left="none" fo:border-right="none" fo:border-top="none" fo:border-bottom="0.0071in solid #000000" style:shadow="none">
        <style:tab-stops>
          <style:tab-stop style:position="6.9244in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Footer">
      <style:paragraph-properties fo:text-align="start" style:justify-single-word="false" fo:padding="0in" fo:border-left="none" fo:border-right="none" fo:border-top="0.0071in solid #000000" fo:border-bottom="none" style:shadow="none"/>
    </style:style>
    <style:page-layout style:name="pm1">
      <style:page-layout-properties fo:page-width="8.5in" fo:page-height="11in" style:num-format="1" style:print-orientation="portrait" fo:margin-top="0.5209in" fo:margin-bottom="0.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5783in" fo:margin-left="0in" fo:margin-right="0in" fo:margin-bottom="0.1965in"/>
      </style:header-style>
      <style:footer-style>
        <style:header-footer-properties svg:height="0.4453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ext:p text:style-name="P1">IP = PSPACE<text:tab/>Christopher Martin</text:p>
      </style:header>
      <style:footer>
        <text:p text:style-name="P2"><text:tab/>Page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Christopher Martin</meta:initial-creator>
    <meta:creation-date>2008-04-23T14:10:10</meta:creation-date>
    <dc:creator>Christopher Martin</dc:creator>
    <dc:date>2008-04-25T01:25:38</dc:date>
    <meta:printed-by>Christopher Martin</meta:printed-by>
    <meta:print-date>2008-04-25T01:22:27</meta:print-date>
    <meta:editing-cycles>288</meta:editing-cycles>
    <meta:editing-duration>PT14H2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56" meta:page-count="4" meta:paragraph-count="30" meta:word-count="1244" meta:character-count="747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x</math:mi>
      <math:mi>i</math:mi>
    </math:msub>
    <math:annotation math:encoding="StarMath 5.0">x_i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i>z</math:mi>
      <math:mn>2</math:mn>
    </math:msub>
    <math:annotation math:encoding="StarMath 5.0">z_2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∧</math:mo>
      <math:mrow/>
    </math:mrow>
    <math:annotation math:encoding="StarMath 5.0">{} and {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sub>
          <math:mi>x</math:mi>
          <math:mn>1</math:mn>
        </math:msub>
        <math:mo math:stretchy="false">∧</math:mo>
        <math:msub>
          <math:mi>x</math:mi>
          <math:mn>2</math:mn>
        </math:msub>
      </math:mrow>
      <math:mo math:stretchy="false">)</math:mo>
    </math:mrow>
    <math:annotation math:encoding="StarMath 5.0">(x_1 and x_2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i>x</math:mi>
      <math:mn>1</math:mn>
    </math:msub>
    <math:annotation math:encoding="StarMath 5.0">x_1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sub>
        <math:mi>x</math:mi>
        <math:mi>i</math:mi>
      </math:msub>
    </math:mrow>
    <math:annotation math:encoding="StarMath 5.0">forall x_i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ub>
      <math:mi>z</math:mi>
      <math:mn>1</math:mn>
    </math:msub>
    <math:annotation math:encoding="StarMath 5.0">z_1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b>
      <math:mi>z</math:mi>
      <math:mn>2</math:mn>
    </math:msub>
    <math:annotation math:encoding="StarMath 5.0">z_2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∨</math:mo>
      <math:mrow/>
    </math:mrow>
    <math:annotation math:encoding="StarMath 5.0">{} or {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sub>
          <math:mi>x</math:mi>
          <math:mn>1</math:mn>
        </math:msub>
        <math:mo math:stretchy="false">∨</math:mo>
        <math:msub>
          <math:mi>x</math:mi>
          <math:mn>2</math:mn>
        </math:msub>
      </math:mrow>
      <math:mo math:stretchy="false">)</math:mo>
    </math:mrow>
    <math:annotation math:encoding="StarMath 5.0">(x_1 or x_2)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∏</math:mo>
        <math:mrow>
          <math:msub>
            <math:mi>z</math:mi>
            <math:mi>i</math:mi>
          </math:msub>
          <math:mo math:stretchy="false">∈</math:mo>
          <math:mrow>
            <math:mo math:stretchy="false">{</math:mo>
            <math:mrow>
              <math:mn>0,</math:mn>
              <math:mn>1</math:mn>
            </math:mrow>
            <math:mo math:stretchy="false">}</math:mo>
          </math:mrow>
        </math:mrow>
      </math:msub>
      <math:mrow/>
    </math:mrow>
    <math:annotation math:encoding="StarMath 5.0">prod_{z_i in lbrace 0, 1 rbrace} 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z</math:mi>
      <math:mi>i</math:mi>
    </math:msub>
    <math:annotation math:encoding="StarMath 5.0">z_i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false">∃</math:mo>
      <math:msub>
        <math:mi>x</math:mi>
        <math:mi>i</math:mi>
      </math:msub>
    </math:mrow>
    <math:annotation math:encoding="StarMath 5.0">exists x_i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∑</math:mo>
        <math:mrow>
          <math:msub>
            <math:mi>z</math:mi>
            <math:mi>i</math:mi>
          </math:msub>
          <math:mo math:stretchy="false">∈</math:mo>
          <math:mrow>
            <math:mo math:stretchy="false">{</math:mo>
            <math:mrow>
              <math:mn>0,</math:mn>
              <math:mn>1</math:mn>
            </math:mrow>
            <math:mo math:stretchy="false">}</math:mo>
          </math:mrow>
        </math:mrow>
      </math:msub>
      <math:mrow/>
    </math:mrow>
    <math:annotation math:encoding="StarMath 5.0">sum_{z_i in lbrace 0, 1 rbrace} {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ub>
      <math:mi>x</math:mi>
      <math:mi>i</math:mi>
    </math:msub>
    <math:annotation math:encoding="StarMath 5.0">x_i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i>x</math:mi>
      <math:mi>i</math:mi>
    </math:msub>
    <math:annotation math:encoding="StarMath 5.0">x_i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i>x</math:mi>
      <math:mi>i</math:mi>
    </math:msub>
    <math:annotation math:encoding="StarMath 5.0">x_i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o math:stretchy="false">(</math:mo>
        <math:msup>
          <math:mn>2</math:mn>
          <math:msup>
            <math:mn>2</math:mn>
            <math:mi>n</math:mi>
          </math:msup>
        </math:msup>
        <math:mo math:stretchy="false">)</math:mo>
      </math:mrow>
    </math:mrow>
    <math:annotation math:encoding="StarMath 5.0">O(2^{2^n})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sub>
      <math:mi>x</math:mi>
      <math:mi>i</math:mi>
    </math:msub>
    <math:annotation math:encoding="StarMath 5.0">x_i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x</math:mi>
        <math:mi>i</math:mi>
      </math:msub>
      <math:mo>¯</math:mo>
    </math:mover>
    <math:annotation math:encoding="StarMath 5.0">overline {x_i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>v</math:mi>
      <math:mrow>
        <math:mrow>
          <math:mo math:stretchy="false">(</math:mo>
          <math:mrow>
            <math:mi>B</math:mi>
            <math:mi>'</math:mi>
            <math:mi>'</math:mi>
          </math:mrow>
          <math:mo math:stretchy="false">)</math:mo>
        </math:mrow>
        <math:mo math:stretchy="false">+</math:mo>
        <math:mi>v</math:mi>
      </math:mrow>
      <math:mrow>
        <math:mo math:stretchy="false">(</math:mo>
        <math:mrow>
          <math:mi>B</math:mi>
          <math:mi>'</math:mi>
          <math:mi>'</math:mi>
          <math:mi>'</math:mi>
        </math:mrow>
        <math:mo math:stretchy="false">)</math:mo>
      </math:mrow>
    </math:mrow>
    <math:annotation math:encoding="StarMath 5.0">v(B'') + v(B'''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z</math:mi>
      <math:mi>i</math:mi>
    </math:msub>
    <math:annotation math:encoding="StarMath 5.0">z_i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B</math:mi>
      <math:mi>'</math:mi>
    </math:mrow>
    <math:annotation math:encoding="StarMath 5.0">B'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>B</math:mi>
      <math:mi>'</math:mi>
    </math:mrow>
    <math:annotation math:encoding="StarMath 5.0">B'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i>B</math:mi>
      <math:mi>'</math:mi>
      <math:mrow>
        <math:mi>'</math:mi>
        <math:mo math:stretchy="false">∨</math:mo>
        <math:mi>B</math:mi>
      </math:mrow>
      <math:mi>'</math:mi>
      <math:mi>'</math:mi>
      <math:mi>'</math:mi>
    </math:mrow>
    <math:annotation math:encoding="StarMath 5.0">B'' or B'''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i>v</math:mi>
      <math:mrow>
        <math:mrow>
          <math:mo math:stretchy="false">(</math:mo>
          <math:mrow>
            <math:mi>B</math:mi>
            <math:mi>'</math:mi>
            <math:mi>'</math:mi>
          </math:mrow>
          <math:mo math:stretchy="false">)</math:mo>
        </math:mrow>
        <math:mo math:stretchy="false">⋅</math:mo>
        <math:mi>v</math:mi>
      </math:mrow>
      <math:mrow>
        <math:mo math:stretchy="false">(</math:mo>
        <math:mrow>
          <math:mi>B</math:mi>
          <math:mi>'</math:mi>
          <math:mi>'</math:mi>
          <math:mi>'</math:mi>
        </math:mrow>
        <math:mo math:stretchy="false">)</math:mo>
      </math:mrow>
    </math:mrow>
    <math:annotation math:encoding="StarMath 5.0">v(B'') cdot v(B'''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i>B</math:mi>
      <math:mi>'</math:mi>
    </math:mrow>
    <math:annotation math:encoding="StarMath 5.0">B'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>B</math:mi>
      <math:mi>'</math:mi>
      <math:mrow>
        <math:mi>'</math:mi>
        <math:mo math:stretchy="false">∧</math:mo>
        <math:mi>B</math:mi>
      </math:mrow>
      <math:mi>'</math:mi>
      <math:mi>'</math:mi>
      <math:mi>'</math:mi>
    </math:mrow>
    <math:annotation math:encoding="StarMath 5.0">B'' and B'''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n>2v</math:mn>
      <math:mrow>
        <math:mo math:stretchy="false">(</math:mo>
        <math:mrow>
          <math:mi>B</math:mi>
          <math:mi>'</math:mi>
          <math:mi>'</math:mi>
        </math:mrow>
        <math:mo math:stretchy="false">)</math:mo>
      </math:mrow>
    </math:mrow>
    <math:annotation math:encoding="StarMath 5.0">2v(B'')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i>B</math:mi>
      <math:mi>'</math:mi>
    </math:mrow>
    <math:annotation math:encoding="StarMath 5.0">B'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o math:stretchy="false">∃</math:mo>
      <math:msub>
        <math:mi>x</math:mi>
        <math:mi>i</math:mi>
      </math:msub>
      <math:mi>B</math:mi>
      <math:mi>'</math:mi>
      <math:mi>'</math:mi>
    </math:mrow>
    <math:annotation math:encoding="StarMath 5.0">exists x_i B''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i>v</math:mi>
      <math:msup>
        <math:mrow>
          <math:mo math:stretchy="false">(</math:mo>
          <math:mrow>
            <math:mi>B</math:mi>
            <math:mi>'</math:mi>
            <math:mi>'</math:mi>
          </math:mrow>
          <math:mo math:stretchy="false">)</math:mo>
        </math:mrow>
        <math:mn>2</math:mn>
      </math:msup>
    </math:mrow>
    <math:annotation math:encoding="StarMath 5.0">v(B'')^2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n>1</math:mn>
      <math:mo math:stretchy="false">−</math:mo>
      <math:msub>
        <math:mi>z</math:mi>
        <math:mi>i</math:mi>
      </math:msub>
    </math:mrow>
    <math:annotation math:encoding="StarMath 5.0">1 - z_i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i>B</math:mi>
      <math:mi>'</math:mi>
    </math:mrow>
    <math:annotation math:encoding="StarMath 5.0">B'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sub>
        <math:mi>x</math:mi>
        <math:mi>i</math:mi>
      </math:msub>
      <math:mi>B</math:mi>
      <math:mi>'</math:mi>
      <math:mi>'</math:mi>
    </math:mrow>
    <math:annotation math:encoding="StarMath 5.0">forall x_i B''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o math:stretchy="false">(</math:mo>
        <math:msup>
          <math:mn>2</math:mn>
          <math:msup>
            <math:mn>2</math:mn>
            <math:mi>n</math:mi>
          </math:msup>
        </math:msup>
        <math:mo math:stretchy="false">)</math:mo>
      </math:mrow>
    </math:mrow>
    <math:annotation math:encoding="StarMath 5.0">O(2^{2^n})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∑</math:mo>
        <math:mrow>
          <math:msub>
            <math:mi>z</math:mi>
            <math:mi>i</math:mi>
          </math:msub>
          <math:mo math:stretchy="false">∈</math:mo>
          <math:mrow>
            <math:mo math:stretchy="false">{</math:mo>
            <math:mrow>
              <math:mn>0,</math:mn>
              <math:mn>1</math:mn>
            </math:mrow>
            <math:mo math:stretchy="false">}</math:mo>
          </math:mrow>
        </math:mrow>
      </math:msub>
      <math:mrow/>
    </math:mrow>
    <math:annotation math:encoding="StarMath 5.0">sum_{z_i in lbrace 0, 1 rbrace} {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∏</math:mo>
        <math:mrow>
          <math:msub>
            <math:mi>z</math:mi>
            <math:mi>i</math:mi>
          </math:msub>
          <math:mo math:stretchy="false">∈</math:mo>
          <math:mrow>
            <math:mo math:stretchy="false">{</math:mo>
            <math:mrow>
              <math:mn>0,</math:mn>
              <math:mn>1</math:mn>
            </math:mrow>
            <math:mo math:stretchy="false">}</math:mo>
          </math:mrow>
        </math:mrow>
      </math:msub>
      <math:mrow/>
    </math:mrow>
    <math:annotation math:encoding="StarMath 5.0">prod_{z_i in lbrace 0, 1 rbrace} {}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o math:stretchy="false">∑</math:mo>
      <math:mrow/>
    </math:mrow>
    <math:annotation math:encoding="StarMath 5.0">sum {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>q</math:mi>
      <math:mrow>
        <math:mrow>
          <math:mo math:stretchy="false">(</math:mo>
          <math:mn>0</math:mn>
          <math:mo math:stretchy="false">)</math:mo>
        </math:mrow>
        <math:mo math:stretchy="false">⋅</math:mo>
        <math:mi>q</math:mi>
      </math:mrow>
      <math:mrow>
        <math:mrow>
          <math:mo math:stretchy="false">(</math:mo>
          <math:mn>1</math:mn>
          <math:mo math:stretchy="false">)</math:mo>
        </math:mrow>
        <math:mo math:stretchy="false">=</math:mo>
        <math:mi>a</math:mi>
      </math:mrow>
    </math:mrow>
    <math:annotation math:encoding="StarMath 5.0">q(0) cdot q(1) = a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i>q</math:mi>
      <math:mrow>
        <math:mrow>
          <math:mo math:stretchy="false">(</math:mo>
          <math:mn>0</math:mn>
          <math:mo math:stretchy="false">)</math:mo>
        </math:mrow>
        <math:mo math:stretchy="false">+</math:mo>
        <math:mi>q</math:mi>
      </math:mrow>
      <math:mrow>
        <math:mrow>
          <math:mo math:stretchy="false">(</math:mo>
          <math:mn>1</math:mn>
          <math:mo math:stretchy="false">)</math:mo>
        </math:mrow>
        <math:mo math:stretchy="false">=</math:mo>
        <math:mi>a</math:mi>
      </math:mrow>
    </math:mrow>
    <math:annotation math:encoding="StarMath 5.0">q(0) + q(1) = a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o math:stretchy="false">∏</math:mo>
      <math:mrow/>
    </math:mrow>
    <math:annotation math:encoding="StarMath 5.0">prod {}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i>q</math:mi>
      <math:mrow>
        <math:mo math:stretchy="false">(</math:mo>
        <math:msub>
          <math:mi>z</math:mi>
          <math:mi>i</math:mi>
        </math:msub>
        <math:mo math:stretchy="false">)</math:mo>
      </math:mrow>
    </math:mrow>
    <math:annotation math:encoding="StarMath 5.0">q(z_i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x</math:mi>
      <math:mi>i</math:mi>
    </math:msub>
    <math:annotation math:encoding="StarMath 5.0">x_i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i>q</math:mi>
      <math:mrow>
        <math:mo math:stretchy="false">(</math:mo>
        <math:msub>
          <math:mi>z</math:mi>
          <math:mi>i</math:mi>
        </math:msub>
        <math:mo math:stretchy="false">)</math:mo>
      </math:mrow>
    </math:mrow>
    <math:annotation math:encoding="StarMath 5.0">q(z_i)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sub>
      <math:mi>z</math:mi>
      <math:mi>i</math:mi>
    </math:msub>
    <math:annotation math:encoding="StarMath 5.0">z_i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i>q</math:mi>
      <math:mrow>
        <math:mo math:stretchy="false">(</math:mo>
        <math:mi>r</math:mi>
        <math:mo math:stretchy="false">)</math:mo>
      </math:mrow>
    </math:mrow>
    <math:annotation math:encoding="StarMath 5.0">q(r)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i>q</math:mi>
      <math:mrow>
        <math:mo math:stretchy="false">(</math:mo>
        <math:msub>
          <math:mi>z</math:mi>
          <math:mi>i</math:mi>
        </math:msub>
        <math:mo math:stretchy="false">)</math:mo>
      </math:mrow>
    </math:mrow>
    <math:annotation math:encoding="StarMath 5.0">q(z_i)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i>q</math:mi>
      <math:mrow>
        <math:mo math:stretchy="false">(</math:mo>
        <math:mi>r</math:mi>
        <math:mo math:stretchy="false">)</math:mo>
      </math:mrow>
    </math:mrow>
    <math:annotation math:encoding="StarMath 5.0">q(r)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i>q</math:mi>
      <math:mrow>
        <math:mo math:stretchy="false">(</math:mo>
        <math:msub>
          <math:mi>z</math:mi>
          <math:mi>i</math:mi>
        </math:msub>
        <math:mo math:stretchy="false">)</math:mo>
      </math:mrow>
    </math:mrow>
    <math:annotation math:encoding="StarMath 5.0">q(z_i)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sub>
      <math:mi>x</math:mi>
      <math:mi>i</math:mi>
    </math:msub>
    <math:annotation math:encoding="StarMath 5.0">x_i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i>x</math:mi>
      <math:mn>1</math:mn>
    </math:msub>
    <math:annotation math:encoding="StarMath 5.0">x_1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x</math:mi>
        <math:mi>i</math:mi>
      </math:msub>
      <math:mo>¯</math:mo>
    </math:mover>
    <math:annotation math:encoding="StarMath 5.0">overline {x}_i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i>z</math:mi>
      <math:mn>1</math:mn>
    </math:msub>
    <math:annotation math:encoding="StarMath 5.0">z_1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x</math:mi>
      <math:mi>i</math:mi>
    </math:msub>
    <math:annotation math:encoding="StarMath 5.0">x_i</math:annotation>
  </math:semantics>
</math:math>
</file>